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Громова Артур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3.02.05 Эксплуатация транспортного электрооборудования и автоматики (по видам транспорта, за исключением водного)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5T15:15:59+00:00</meta:creation-date>
    <dc:date>2024-04-15T15:15:59+00:00</dc:date>
    <dc:title>Отчет Громова Артур</dc:title>
    <dc:description/>
    <dc:subject/>
    <meta:keyword/>
    <meta:user-defined meta:name="Company"/>
    <meta:user-defined meta:name="category"/>
  </office:meta>
</office:document-meta>
</file>